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Helvetica, Arial, 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47a3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8031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ddbe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20877b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8031" officeooo:paragraph-rsid="001e8031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ddbe" officeooo:paragraph-rsid="001eddbe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ddbe" officeooo:paragraph-rsid="0020877b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fo:font-style="italic" style:text-underline-style="solid" style:text-underline-width="auto" style:text-underline-color="font-color" fo:font-weight="bold" officeooo:rsid="001eddbe" officeooo:paragraph-rsid="001eddbe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fo:font-style="italic" style:text-underline-style="none" fo:font-weight="normal" officeooo:rsid="001eddbe" officeooo:paragraph-rsid="001eddbe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20pt" style:text-underline-style="solid" style:text-underline-width="auto" style:text-underline-color="font-color" fo:font-weight="bold" officeooo:paragraph-rsid="001e8031" style:font-size-asian="20pt" style:font-weight-asian="bold" style:font-size-complex="20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424242" loext:opacity="100%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424242" loext:opacity="100%" fo:letter-spacing="normal" fo:font-style="normal" fo:font-weight="normal" officeooo:rsid="001e47a3" loext:padding="0cm" loext:border="none"/>
    </style:style>
    <style:style style:name="T3" style:family="text">
      <style:text-properties fo:font-variant="normal" fo:text-transform="none" fo:color="#424242" loext:opacity="100%" style:font-name="Arial2" fo:font-size="9pt" fo:letter-spacing="normal" fo:font-style="normal" fo:font-weight="normal" loext:padding="0cm" loext:border="none"/>
    </style:style>
    <style:style style:name="T4" style:family="text">
      <style:text-properties officeooo:rsid="001e47a3"/>
    </style:style>
    <style:style style:name="T5" style:family="text">
      <style:text-properties style:font-name="Lucida Sans Unicode" fo:font-size="14pt" style:font-size-asian="14pt" style:font-size-complex="14pt"/>
    </style:style>
    <style:style style:name="T6" style:family="text">
      <style:text-properties officeooo:rsid="001e8031"/>
    </style:style>
    <style:style style:name="T7" style:family="text">
      <style:text-properties officeooo:rsid="001eddbe"/>
    </style:style>
    <style:style style:name="T8" style:family="text">
      <style:text-properties officeooo:rsid="0020877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ja o Centro</text:p>
      <text:p text:style-name="P3"><text:span text:style-name="T6">(Gaita diatônica em Dó)</text:span></text:p>
      <text:p text:style-name="P12"><text:span text:style-name="T5">Adoradores Novo Tempo</text:span></text:p>
      <text:p text:style-name="P12"><text:span text:style-name="T5"/></text:p>
      <text:p text:style-name="P6">3 <text:s text:c="4"/>-4 <text:s text:c="4"/>4 <text:s/>-4 <text:s text:c="3"/>4 <text:s/>-4 <text:s text:c="3"/>4 <text:s text:c="3"/>-4 <text:s text:c="3"/>4 <text:s text:c="5"/>-4 <text:s/>4 -4 <text:s text:c="6"/>4 <text:s/>-4 <text:s text:c="3"/>5 <text:s/>-4 <text:s/>4 <text:s text:c="5"/>3</text:p>
      <text:p text:style-name="P1">A - que - le que em Su - as mãos de - têm a for - ça e to – do <text:s/>o <text:s/>po – der</text:p>
      <text:p text:style-name="P1"/>
      <text:p text:style-name="P1"><text:span text:style-name="T6">3 <text:s text:c="4"/>-4 <text:s text:c="4"/>4 <text:s/>-4 <text:s text:c="2"/>4 <text:s text:c="5"/>-4 <text:s text:c="6"/>4 <text:s text:c="3"/>4 <text:s text:c="5"/>4 <text:s text:c="5"/>-4 <text:s text:c="4"/>4 <text:s/>4-4 <text:s text:c="4"/>-4 <text:s text:c="4"/>5 <text:s text:c="2"/>-4 <text:s text:c="3"/>4 <text:s text:c="3"/>5</text:span><text:line-break/>A - que - le que pro - me - te a <text:s/>vi - da e - ter - na a to - do o que ne - le cr<text:span text:style-name="T4">er</text:span></text:p>
      <text:p text:style-name="P1"/>
      <text:p text:style-name="P1"><text:span text:style-name="T6">4 6 <text:s text:c="3"/>5 <text:s text:c="3"/>5 <text:s text:c="4"/>-4 (-44) <text:s text:c="4"/>4 <text:s/>4 <text:s text:c="4"/>6 <text:s text:c="6"/>5 <text:s text:c="5"/>5 <text:s text:c="4"/>-4 <text:s text:c="4"/>-4 <text:s text:c="4"/>5 <text:s text:c="3"/>-4 <text:s text:c="3"/>4 <text:s text:c="5"/>5</text:span><text:line-break/>É E - le quem nos guar - da e que o - pe - ran - do, quem im - pe - di – rá?</text:p>
      <text:p text:style-name="P1"/>
      <text:p text:style-name="P1"><text:span text:style-name="T6">4 <text:s text:c="5"/>6 <text:s text:c="6"/>5 <text:s text:c="4"/>5 <text:s text:c="4"/>-4 <text:s/>(-44) <text:s text:c="4"/>4 <text:s text:c="5"/>6 <text:s text:c="7"/>5 <text:s text:c="4"/>5 <text:s text:c="5"/>4 <text:s/>-4 <text:s text:c="4"/>5 <text:s text:c="2"/>-4 <text:s/>4 <text:s text:c="4"/>4</text:span><text:line-break/>Ao guar - da de Is - ra - <text:s/>el <text:s text:c="5"/>cla - ma - mos: Ou - ça nos - sa voz a – qui</text:p>
      <text:p text:style-name="P1"/>
      <text:p text:style-name="P1"/>
      <text:p text:style-name="P6"><text:s/>5 <text:s text:c="8"/>6 <text:s text:c="4"/>-6 <text:s/>-6 <text:s text:c="6"/>-7 <text:s text:c="4"/>7 <text:s text:c="2"/>-7 <text:s/>-6 <text:s text:c="2"/>(65)</text:p>
      <text:p text:style-name="P1">Rei - ne em nós, ve - nha a nós Seu rei – no</text:p>
      <text:p text:style-name="P6"><text:s/>2 <text:s text:c="8"/>3 <text:s text:c="3"/>-3’’ -3’’ <text:s text:c="4"/>-3 <text:s text:c="4"/>4 <text:s text:c="2"/>-3 <text:s/>-3’’ (-22)</text:p>
      <text:p text:style-name="P1"/>
      <text:p text:style-name="P3"><text:span text:style-name="T6"><text:s/>5 <text:s text:c="8"/>6 <text:s text:c="4"/>-6 <text:s text:c="2"/>-6 <text:s text:c="6"/>-7 <text:s text:c="3"/>7 <text:s text:c="2"/>-7 <text:s text:c="2"/>-6 <text:s text:c="4"/>6 <text:s text:c="5"/>5</text:span><text:line-break/>Rei - ne em nós, ve - nha a nós Sua gló - ria, Deus</text:p>
      <text:p text:style-name="P6"><text:s/>2 <text:s text:c="8"/>3 <text:s text:c="3"/>-3’’ -3’’ <text:s text:c="4"/>-3 <text:s text:c="4"/>4 <text:s text:c="2"/>-3 <text:s/>-3’’ <text:s text:c="2"/>-2 <text:s text:c="4"/>2</text:p>
      <text:p text:style-name="P7"/>
      <text:p text:style-name="P4">-<text:span text:style-name="T7">5 <text:s text:c="5"/>5 <text:s text:c="3"/>(-44) <text:s text:c="5"/>4 <text:s text:c="2"/>-5 <text:s text:c="3"/>5 -4 <text:s text:c="6"/>4 <text:s text:c="2"/>-3’’ <text:s text:c="2"/>4 <text:s text:c="4"/>5</text:span><text:line-break/>Se <text:s/>- ja o <text:s text:c="2"/>cen <text:s/>- <text:s/>tro, se <text:s/>- ja tu - do a <text:s/>to - dos nós</text:p>
      <text:p text:style-name="P7">-2’’ <text:s text:c="3"/>2 <text:s text:c="3"/>(-11) <text:s text:c="5"/>2 <text:s/>-2’’ <text:s text:c="2"/>2 -1 <text:s text:c="6"/>1 <text:s text:c="4"/>* <text:s text:c="5"/>1 <text:s text:c="3"/>2</text:p>
      <text:p text:style-name="P1"/>
      <text:p text:style-name="P5">-<text:span text:style-name="T7">5 <text:s text:c="5"/>5 <text:s text:c="3"/>(-44) <text:s text:c="5"/>4 <text:s/>-5 <text:s text:c="3"/>5 -4 <text:s text:c="6"/>4 <text:s text:c="2"/>-3’’ <text:s text:c="3"/>4 <text:s text:c="4"/></text:span><text:span text:style-name="T8">4</text:span><text:line-break/>Se - ja o <text:s text:c="3"/>cen <text:s text:c="2"/>- tro, se - ja tu - do a <text:s text:c="2"/>to - dos nós</text:p>
      <text:p text:style-name="P8">-2’’ <text:s text:c="3"/>2 <text:s text:c="3"/>(-11) <text:s text:c="5"/>2 <text:s/>-2’’ <text:s text:c="2"/>2 -1 <text:s text:c="6"/>1 <text:s text:c="4"/>* <text:s text:c="5"/>1 <text:s text:c="3"/><text:span text:style-name="T8">1</text:span></text:p>
      <text:p text:style-name="P1"/>
      <text:p text:style-name="P1"/>
      <text:p text:style-name="P2"><text:span text:style-name="T1">A - que - le que em Su - as mãos de - têm a for - ça e to - do o po - der<text:line-break/></text:span></text:p>
      <text:p text:style-name="P2"><text:soft-page-break/><text:span text:style-name="T1">A - que - le que pro - me - te a vi - da e - ter - na a to - do o que ne - le cr</text:span><text:span text:style-name="T2">er</text:span><text:span text:style-name="T1"><text:line-break/></text:span></text:p>
      <text:p text:style-name="P2"><text:span text:style-name="T1">É E - le quem nos guar - da e que o - pe - ran - do, quem im - pe - di - rá?<text:line-break/></text:span></text:p>
      <text:p text:style-name="P2"><text:span text:style-name="T1">Ao guar - da de Is - ra - el cla - ma - mos: Ou - ça nos - sa voz a – qui</text:span></text:p>
      <text:p text:style-name="P2"><text:span text:style-name="T1"/></text:p>
      <text:p text:style-name="P1"/>
      <text:p text:style-name="P2">Rei - ne em nós, ve - nha a nós Seu rei - no<text:line-break/></text:p>
      <text:p text:style-name="P2">Rei - ne em nós, ve - nha a nós Sua gló - ria, Deus<text:line-break/></text:p>
      <text:p text:style-name="P2">Se - ja o cen - tro, se - ja tudo a to - dos nós<text:line-break/></text:p>
      <text:p text:style-name="P2">Se - ja o cen - tro, se - ja tudo a to - dos nós<text:span text:style-name="T3"/></text:p>
      <text:p text:style-name="P1"/>
      <text:p text:style-name="P1"/>
      <text:p text:style-name="P2">Rei - ne em nós, ve - nha a nós Seu rei - no<text:line-break/></text:p>
      <text:p text:style-name="P2">Rei - ne em nós, ve - nha a nós Sua gló - ria, Deus<text:line-break/></text:p>
      <text:p text:style-name="P2">Se - ja o cen - tro, se - ja tudo a to - dos nós<text:line-break/></text:p>
      <text:p text:style-name="P2">Se - ja o cen - tro, se - ja tudo a to - dos nós</text:p>
      <text:p text:style-name="P2"/>
      <text:p text:style-name="P7"/>
      <text:p text:style-name="P9">Observações:</text:p>
      <text:p text:style-name="P9"/>
      <text:list xml:id="list1117408076" text:style-name="L1">
        <text:list-item>
          <text:p text:style-name="P10">Os números representa os orifícios da gaita</text:p>
        </text:list-item>
        <text:list-item>
          <text:p text:style-name="P10">O hífen (-) quando antecede um número representa um orifício aspirado</text:p>
        </text:list-item>
        <text:list-item>
          <text:p text:style-name="P10">Cada apóstrofe (‘) após um número represena um nível de band ou over blow</text:p>
          <text:list>
            <text:list-item>
              <text:p text:style-name="P10">Band em notas aspiradas</text:p>
            </text:list-item>
            <text:list-item>
              <text:p text:style-name="P10">Over blow em notas sobradas</text:p>
            </text:list-item>
          </text:list>
        </text:list-item>
        <text:list-item>
          <text:p text:style-name="P10">Quando os números aparecem juntos entre parênteses representa uma sequência de notas para a mesma sílaba da música</text:p>
        </text:list-item>
        <text:list-item text:start-value="1">
          <text:p text:style-name="P10">Quando há mais de uma linha de números juntas a um verso da música, significa que a execução delas é simultânea para o verso em questão.</text:p>
        </text:list-item>
        <text:list-item>
          <text:p text:style-name="P10"><text:soft-page-break/>O asterisco (*) indica uma nota da música que normalmente não é alcançada em uma gaita diatônica em dó de 20 voz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Helvetica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23:40:37.508000000</meta:creation-date>
    <dc:date>2025-01-07T01:19:25.492000000</dc:date>
    <meta:editing-duration>PT1H38M50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38" meta:word-count="671" meta:character-count="2760" meta:non-whitespace-character-count="1640"/>
  </office:meta>
</office:document-meta>
</file>